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7f64" officeooo:paragraph-rsid="000e7f64"/>
    </style:style>
    <style:style style:name="P2" style:family="paragraph" style:parent-style-name="Standard">
      <style:text-properties officeooo:rsid="000f46a1" officeooo:paragraph-rsid="000f46a1"/>
    </style:style>
    <style:style style:name="P3" style:family="paragraph" style:parent-style-name="Standard" style:list-style-name="L1">
      <style:text-properties officeooo:paragraph-rsid="000e7f64"/>
    </style:style>
    <style:style style:name="P4" style:family="paragraph" style:parent-style-name="Standard" style:list-style-name="L1">
      <style:text-properties officeooo:rsid="000e7f64" officeooo:paragraph-rsid="000f46a1"/>
    </style:style>
    <style:style style:name="P5" style:family="paragraph" style:parent-style-name="Standard" style:list-style-name="L2">
      <style:text-properties officeooo:rsid="000e7f64" officeooo:paragraph-rsid="000e7f64"/>
    </style:style>
    <style:style style:name="P6" style:family="paragraph" style:parent-style-name="Standard" style:list-style-name="L2">
      <style:text-properties officeooo:rsid="0010c924" officeooo:paragraph-rsid="0010c924"/>
    </style:style>
    <style:style style:name="T1" style:family="text">
      <style:text-properties officeooo:rsid="000e7f64"/>
    </style:style>
    <style:style style:name="T2" style:family="text">
      <style:text-properties officeooo:rsid="0010c924"/>
    </style:style>
    <style:style style:name="T3" style:family="text">
      <style:text-properties officeooo:rsid="001145a1"/>
    </style:style>
    <style:style style:name="T4" style:family="text">
      <style:text-properties officeooo:rsid="001397ee"/>
    </style:style>
    <style:style style:name="T5" style:family="text">
      <style:text-properties officeooo:rsid="001416f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Base de test : </text:p>
      <text:p text:style-name="P2">Reprends tout au fur et a mesure et ajouter des test </text:p>
      <text:p text:style-name="P2">exemple de test a faire :</text:p>
      <text:list text:style-name="L1">
        <text:list-item>
          <text:p text:style-name="P4">Vérifier les paramètres </text:p>
        </text:list-item>
        <text:list-item>
          <text:p text:style-name="P3"><text:span text:style-name="T1">Initialisation </text:span><text:span text:style-name="T3">(</text:span><text:span text:style-name="T5">E</text:span><text:span text:style-name="T3">uler et advection)</text:span></text:p>
        </text:list-item>
      </text:list>
      <text:list text:style-name="L2">
        <text:list-item>
          <text:p text:style-name="P5">Condition limite <text:span text:style-name="T3">(Periodique et extrapolation)</text:span></text:p>
        </text:list-item>
        <text:list-item>
          <text:p text:style-name="P5">Erreur sur cas de réf</text:p>
        </text:list-item>
        <text:list-item>
          <text:p text:style-name="P5">Voir écriture </text:p>
        </text:list-item>
        <text:list-item>
          <text:p text:style-name="P5">Fonction calcul erreur</text:p>
        </text:list-item>
        <text:list-item>
          <text:p text:style-name="P5">Test les fonctions </text:p>
        </text:list-item>
        <text:list-item>
          <text:p text:style-name="P5"><text:span text:style-name="T2">C</text:span>ourbe de convergence <text:span text:style-name="T2">R</text:span>usanov advection</text:p>
        </text:list-item>
        <text:list-item>
          <text:p text:style-name="P5"><text:span text:style-name="T2">C</text:span>ourbe de convergence <text:span text:style-name="T2">M</text:span>uscl advection</text:p>
        </text:list-item>
        <text:list-item>
          <text:p text:style-name="P6">Courbe de convergence Muscl Hancock advection </text:p>
        </text:list-item>
        <text:list-item>
          <text:p text:style-name="P6">Courbe de convergence Rusanov Euler</text:p>
        </text:list-item>
        <text:list-item>
          <text:p text:style-name="P6">Courbe de convergence Muscl Euleer</text:p>
        </text:list-item>
        <text:list-item>
          <text:p text:style-name="P6">Courbe de convergence Muscl Hancokc Euler</text:p>
        </text:list-item>
        <text:list-item>
          <text:p text:style-name="P6">Terme source <text:span text:style-name="T4">A</text:span>dvection </text:p>
        </text:list-item>
        <text:list-item>
          <text:p text:style-name="P6">Terme source <text:span text:style-name="T4">E</text:span>uler</text:p>
        </text:list-item>
        <text:list-item>
          <text:p text:style-name="P6">Solution manufacturée</text:p>
          <text:p text:style-name="P6"><text:s/>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0:36:36.479620470</meta:creation-date>
    <dc:date>2025-12-15T11:55:18.347140988</dc:date>
    <meta:editing-duration>PT24M24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20" meta:word-count="103" meta:character-count="586" meta:non-whitespace-character-count="511"/>
  </office:meta>
</office:document-meta>
</file>